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0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2/10/xcell-journal/" text:style-name="Internet_20_link" text:visited-style-name="Visited_20_Internet_20_Link"><text:span text:style-name="T3">https://soceame.wordpress.com/2024/12/10/xcell-journal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20:46:25.027168015">23/02/2025</text:date></text:p>
      <text:p text:style-name="P10"/>
      <text:p text:style-name="P11">El Xcell Journal es una revista que publicaba Xilinx desde 1989 hasta el 2016. En esta revista Xilinx comentaba cuál era el estado operacional de las FPGAs en los diferentes momentos.</text:p>
      <text:p text:style-name="Text_20_body">Bien pues estas revistas pueden ser complicadas de conseguir debido a que Google no las indexa bien.</text:p>
      <text:p text:style-name="Text_20_body">Entonces, en mi GitHub tienes un repo con todas las publicaciones de esta revista de Xilinx.</text:p>
      <text:p text:style-name="Text_20_body">Enlace a mi github: <text:a xlink:type="simple" xlink:href="https://github.com/DRubioG/Xcell_journals_repository" text:style-name="Internet_20_link" text:visited-style-name="Visited_20_Internet_20_Link">https://github.com/DRubioG/Xcell_journals_repository</text:a>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87a1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2/10/xcell-journal/" text:style-name="Internet_20_link" text:visited-style-name="Visited_20_Internet_20_Link"><draw:custom-shape text:anchor-type="char" draw:z-index="0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2/10/xcell-journal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9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4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5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20:45:45.328944999</meta:creation-date>
    <meta:editing-duration>PT40S</meta:editing-duration>
    <meta:editing-cycles>2</meta:editing-cycles>
    <meta:generator>LibreOffice/24.8.4.2$Linux_X86_64 LibreOffice_project/480$Build-2</meta:generator>
    <dc:date>2025-02-23T20:46:24.698675190</dc:date>
    <meta:document-statistic meta:table-count="0" meta:image-count="0" meta:object-count="0" meta:page-count="2" meta:paragraph-count="12" meta:word-count="90" meta:character-count="728" meta:non-whitespace-character-count="646"/>
    <meta:template xlink:type="simple" xlink:actuate="onRequest" xlink:title="template" xlink:href="../../../../../../Plantillas/template.ott" meta:date="2025-02-23T20:45:44.329476858"/>
  </office:meta>
</office:document-meta>
</file>